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692" officeooo:paragraph-rsid="00110692"/>
    </style:style>
    <style:style style:name="P2" style:family="paragraph" style:parent-style-name="Standard">
      <style:text-properties officeooo:rsid="0011fa2d" officeooo:paragraph-rsid="0011fa2d"/>
    </style:style>
    <style:style style:name="P3" style:family="paragraph" style:parent-style-name="Standard">
      <style:text-properties officeooo:rsid="00124d70" officeooo:paragraph-rsid="00124d70"/>
    </style:style>
    <style:style style:name="P4" style:family="paragraph" style:parent-style-name="Standard">
      <style:text-properties officeooo:rsid="001417c0" officeooo:paragraph-rsid="001417c0"/>
    </style:style>
    <style:style style:name="P5" style:family="paragraph" style:parent-style-name="Standard">
      <style:text-properties officeooo:rsid="001465b5" officeooo:paragraph-rsid="001465b5"/>
    </style:style>
    <style:style style:name="P6" style:family="paragraph" style:parent-style-name="Standard">
      <style:text-properties officeooo:rsid="002a33f9" officeooo:paragraph-rsid="001c7055"/>
    </style:style>
    <style:style style:name="P7" style:family="paragraph" style:parent-style-name="Standard">
      <style:text-properties officeooo:rsid="002dcb0f" officeooo:paragraph-rsid="001c7055"/>
    </style:style>
    <style:style style:name="P8" style:family="paragraph" style:parent-style-name="Standard" style:list-style-name="L1">
      <style:text-properties officeooo:rsid="002e07a1" officeooo:paragraph-rsid="001c7055"/>
    </style:style>
    <style:style style:name="P9" style:family="paragraph" style:parent-style-name="Standard" style:list-style-name="L1">
      <style:text-properties officeooo:rsid="002f0959" officeooo:paragraph-rsid="001c7055"/>
    </style:style>
    <style:style style:name="P10" style:family="paragraph" style:parent-style-name="Standard" style:list-style-name="L1">
      <style:text-properties officeooo:rsid="00303cb6" officeooo:paragraph-rsid="001c7055"/>
    </style:style>
    <style:style style:name="P11" style:family="paragraph" style:parent-style-name="Standard" style:list-style-name="L1">
      <style:text-properties officeooo:rsid="00307718" officeooo:paragraph-rsid="001c7055"/>
    </style:style>
    <style:style style:name="P12" style:family="paragraph" style:parent-style-name="Standard" style:list-style-name="L1">
      <style:text-properties officeooo:rsid="00328381" officeooo:paragraph-rsid="001c7055"/>
    </style:style>
    <style:style style:name="P13" style:family="paragraph" style:parent-style-name="Standard" style:list-style-name="L1">
      <style:text-properties officeooo:rsid="00348267" officeooo:paragraph-rsid="001c7055"/>
    </style:style>
    <style:style style:name="P14" style:family="paragraph" style:parent-style-name="Standard" style:list-style-name="L2">
      <style:text-properties officeooo:rsid="00124d70" officeooo:paragraph-rsid="00124d70"/>
    </style:style>
    <style:style style:name="P15" style:family="paragraph" style:parent-style-name="Standard" style:list-style-name="L2">
      <style:text-properties officeooo:rsid="001417c0" officeooo:paragraph-rsid="001417c0"/>
    </style:style>
    <style:style style:name="P16" style:family="paragraph" style:parent-style-name="Standard" style:list-style-name="L3">
      <style:text-properties officeooo:rsid="001465b5" officeooo:paragraph-rsid="001465b5"/>
    </style:style>
    <style:style style:name="P17" style:family="paragraph" style:parent-style-name="Standard">
      <style:text-properties officeooo:rsid="001e7dba" officeooo:paragraph-rsid="001e7dba"/>
    </style:style>
    <style:style style:name="P18" style:family="paragraph" style:parent-style-name="Standard" style:list-style-name="L4">
      <style:text-properties officeooo:rsid="0020cc51" officeooo:paragraph-rsid="0020cc51"/>
    </style:style>
    <style:style style:name="P19" style:family="paragraph" style:parent-style-name="Standard" style:list-style-name="L4">
      <style:text-properties officeooo:rsid="0021a24f" officeooo:paragraph-rsid="0021a24f"/>
    </style:style>
    <style:style style:name="P20" style:family="paragraph" style:parent-style-name="Standard" style:list-style-name="L4">
      <style:text-properties officeooo:rsid="0022a71e" officeooo:paragraph-rsid="0022a71e"/>
    </style:style>
    <style:style style:name="P21" style:family="paragraph" style:parent-style-name="Standard" style:list-style-name="L4">
      <style:text-properties officeooo:rsid="0022eeb6" officeooo:paragraph-rsid="0022eeb6"/>
    </style:style>
    <style:style style:name="P22" style:family="paragraph" style:parent-style-name="Standard" style:list-style-name="L4">
      <style:text-properties officeooo:rsid="00241dbc" officeooo:paragraph-rsid="00241dbc"/>
    </style:style>
    <style:style style:name="P23" style:family="paragraph" style:parent-style-name="Heading_20_1">
      <style:text-properties fo:font-size="12pt" officeooo:rsid="00110692" officeooo:paragraph-rsid="00110692" style:font-size-asian="12pt" style:font-size-complex="12pt"/>
    </style:style>
    <style:style style:name="T1" style:family="text">
      <style:text-properties officeooo:rsid="0016234e"/>
    </style:style>
    <style:style style:name="T2" style:family="text">
      <style:text-properties officeooo:rsid="0017c298"/>
    </style:style>
    <style:style style:name="T3" style:family="text">
      <style:text-properties officeooo:rsid="001c4eda"/>
    </style:style>
    <style:style style:name="T4" style:family="text">
      <style:text-properties officeooo:rsid="002e7173"/>
    </style:style>
    <style:style style:name="T5" style:family="text">
      <style:text-properties officeooo:rsid="00327510"/>
    </style:style>
    <style:style style:name="T6" style:family="text">
      <style:text-properties officeooo:rsid="003640dd"/>
    </style:style>
    <style:style style:name="T7" style:family="text">
      <style:text-properties officeooo:rsid="001c901a"/>
    </style:style>
    <style:style style:name="T8" style:family="text">
      <style:text-properties officeooo:rsid="0023cd63"/>
    </style:style>
    <style:style style:name="T9" style:family="text">
      <style:text-properties officeooo:rsid="0025d9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lorida property <text:span text:style-name="T7">research</text:span>:</text:p>
      <text:p text:style-name="P1"/>
      <text:p text:style-name="P7">Florida:</text:p>
      <text:list xml:id="list4188417825" text:style-name="L1">
        <text:list-item>
          <text:p text:style-name="P8">optionality <text:span text:style-name="T4">to go during the winter</text:span></text:p>
        </text:list-item>
        <text:list-item>
          <text:p text:style-name="P8">don’t go in big, try 1 small property, <text:span text:style-name="T5">no experience investing there</text:span></text:p>
        </text:list-item>
        <text:list-item>
          <text:p text:style-name="P9">talk to as many landlords as possible</text:p>
        </text:list-item>
        <text:list-item>
          <text:p text:style-name="P10">check out visitor demographics</text:p>
        </text:list-item>
        <text:list-item>
          <text:p text:style-name="P11">now is non-peak season, see how many people there are</text:p>
        </text:list-item>
        <text:list-item>
          <text:p text:style-name="P12">Legal structure of holding</text:p>
        </text:list-item>
        <text:list-item>
          <text:p text:style-name="P12">taxation of property</text:p>
        </text:list-item>
        <text:list-item>
          <text:p text:style-name="P13">don’t listen to agents, their fee is higher with a bigger house <text:span text:style-name="T6">and their outlook is overly optimistic</text:span></text:p>
        </text:list-item>
      </text:list>
      <text:p text:style-name="P6"/>
      <text:p text:style-name="P1"/>
      <text:h text:style-name="P23" text:outline-level="1">Florida Vacation Rental Properties – U.S. and Canadian income tax:</text:h>
      <text:p text:style-name="P1">https://es-cpas.com/us-income-tax/florida-vacation-rental-properties-us-and-canadian-income-tax</text:p>
      <text:p text:style-name="Standard"/>
      <text:p text:style-name="P2">Google Search:</text:p>
      <text:p text:style-name="P2">canadian corporation rental income eci</text:p>
      <text:p text:style-name="Standard"/>
      <text:p text:style-name="P3"/>
      <text:p text:style-name="P3"/>
      <text:p text:style-name="P3">Current results:</text:p>
      <text:list xml:id="list1977474920" text:style-name="L2">
        <text:list-item>
          <text:p text:style-name="P14">every year file W8 ECI and schedule E(supplemental income and loss)</text:p>
        </text:list-item>
        <text:list-item>
          <text:p text:style-name="P14">W-7 ITIN to get a tax number </text:p>
        </text:list-item>
        <text:list-item>
          <text:p text:style-name="P15">Need to file 1040NR<text:span text:style-name="T3">(which requires tax number)</text:span>, <text:span text:style-name="T2">net rental income = gross rent – operating expense, insurance, mortgage interest(mortage principal does not count), property tax, repairs, supplies, management fees, utilities, depreciation (straight line 27.5 years, Canada allows 2% in the first year and 4% in subsequent years)</text:span></text:p>
        </text:list-item>
        <text:list-item>
          <text:p text:style-name="P15">Form 1120-F is US income tax return of a foreign corporation</text:p>
        </text:list-item>
      </text:list>
      <text:p text:style-name="P4"/>
      <text:p text:style-name="P5">Possible plans </text:p>
      <text:list xml:id="list2059031900" text:style-name="L3">
        <text:list-item>
          <text:p text:style-name="P16">hold property <text:span text:style-name="T1">with convex capital</text:span> (upside: easy, downside: corporation is fully responsible if someone sues me in the US)</text:p>
        </text:list-item>
        <text:list-item>
          <text:p text:style-name="P16">hold property as an Florida LLP, controlled by convex capital (upside: no lawsuits can reach the canadian corporation, downside: more complicated )</text:p>
        </text:list-item>
        <text:list-item>
          <text:p text:style-name="P16"/>
        </text:list-item>
      </text:list>
      <text:p text:style-name="P3"/>
      <text:p text:style-name="P3"/>
      <text:p text:style-name="P17">Negativas:</text:p>
      <text:list xml:id="list2101739884" text:style-name="L4">
        <text:list-item>
          <text:p text:style-name="P21">do <text:span text:style-name="T8">not put location after anything else. </text:span></text:p>
        </text:list-item>
        <text:list-item>
          <text:p text:style-name="P18">listen to experiences of those who have been there and have skin in the game and don’t have interests against yours </text:p>
        </text:list-item>
        <text:list-item>
          <text:p text:style-name="P22">avoid making decisions without longitudinal data (area data, time series data)</text:p>
        </text:list-item>
        <text:list-item>
          <text:p text:style-name="P18">do not trust real estate agent, mortgage specialists and insurance agents </text:p>
        </text:list-item>
        <text:list-item>
          <text:p text:style-name="P19">do not get anchored <text:span text:style-name="T9">to bad samples and agree on slight improvements</text:span></text:p>
        </text:list-item>
        <text:list-item>
          <text:p text:style-name="P19">do not get fooled by naive comparisons between bad alternatives </text:p>
        </text:list-item>
        <text:list-item>
          <text:p text:style-name="P20">do not ignore the advice of experienced professionals and the rich</text:p>
        </text:list-item>
        <text:list-item>
          <text:p text:style-name="P20"/>
        </text:list-item>
      </text:list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2:36:05.261017599</meta:creation-date>
    <dc:date>2019-06-14T11:06:28.134790395</dc:date>
    <meta:editing-duration>PT2H9M1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12" meta:character-count="1962" meta:non-whitespace-character-count="1695"/>
  </office:meta>
</office:document-meta>
</file>